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791in"/>
    </style:style>
    <style:style style:name="co3" style:family="table-column">
      <style:table-column-properties fo:break-before="auto" style:column-width="1.3575in"/>
    </style:style>
    <style:style style:name="co4" style:family="table-column">
      <style:table-column-properties fo:break-before="auto" style:column-width="1.4654in"/>
    </style:style>
    <style:style style:name="co5" style:family="table-column">
      <style:table-column-properties fo:break-before="auto" style:column-width="1.4516in"/>
    </style:style>
    <style:style style:name="co6" style:family="table-column">
      <style:table-column-properties fo:break-before="auto" style:column-width="1.5091in"/>
    </style:style>
    <style:style style:name="co7" style:family="table-column">
      <style:table-column-properties fo:break-before="auto" style:column-width="1.3291in"/>
    </style:style>
    <style:style style:name="ro1" style:family="table-row">
      <style:table-row-properties style:row-height="1.2516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4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in"/>
    </style:style>
    <style:style style:name="ce2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 style:data-style-name="N3">
      <style:table-cell-properties style:text-align-source="fix" style:repeat-content="false" fo:border="0.06pt solid #000000"/>
      <style:paragraph-properties fo:text-align="start" fo:margin-left="0in"/>
    </style:style>
    <style:style style:name="ce7" style:family="table-cell" style:parent-style-name="Default">
      <style:table-cell-properties fo:background-color="#729fcf" style:text-align-source="fix" style:repeat-content="false" style:vertical-align="middle"/>
      <style:paragraph-properties fo:text-align="start" fo:margin-left="0in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FreeSans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3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FreeSans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4-3-exam2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7" table:default-cell-style-name="ce3"/>
        <table:table-row table:style-name="ro1">
          <table:table-cell table:style-name="ce4" office:value-type="string" calcext:value-type="string" table:number-columns-spanned="4" table:number-rows-spanned="1">
            <text:p><text:span text:style-name="T1">Đề bài</text:span></text:p>
            <text:p>Ở tuần 0: 65030 trứng, 4560 ấu trùng, 120 con trưởng thành tuần 1</text:p>
            <text:p>Một con cái đẻ 230 trứng 1 tuần</text:p>
            <text:p>Tỉ lệ nở của trứng là 0.63</text:p>
            <text:p>Tỉ lệ sống của ấu trùng đến con trưởng thành tuần 1 là 0.24</text:p>
            <text:p>Tỉ lệ sống của con trưởng thành tuần 2, 3, 4 là 0.75, 0.37, 0.37</text:p>
            <text:p>Biểu diễn bảng kích thước quần thể sau nhiều tuần (ở đây mình ví dụ 10 tuần)</text:p>
            <text:p/>
          </table:table-cell>
          <table:covered-table-cell table:number-columns-repeated="3" table:style-name="Default"/>
          <table:table-cell table:style-name="ce7" office:value-type="string" calcext:value-type="string" table:number-columns-spanned="4" table:number-rows-spanned="1">
            <text:p><text:span text:style-name="T2">Lưu ý</text:span><text:span text:style-name="T3">: Trứng = số con cái * 230</text:span></text:p>
            <text:p><text:span text:style-name="T4">Số con cái = tổng số con trưởng thành * 4/7</text:span></text:p>
            <text:p><text:span text:style-name="T4">Số ấu trùng = số trứng * 0.63</text:span></text:p>
            <text:p><text:span text:style-name="T4">Số con trưởng thành tuần 1 tuần này = số ấu trùng tuần trước * 0.24</text:span></text:p>
            <text:p><text:span text:style-name="T4">Số con trưởng thành tuần 2 tuần này = số con trưởng thành tuần 1 tuần trước * 0.75</text:span></text:p>
            <text:p><text:span text:style-name="T4">Số con trưởng thành tuần 3 tuần này = số con trưởng thành tuần 2 tuần trước * 0.37</text:span></text:p>
            <text:p><text:span text:style-name="T4">Số con trưởng thành tuần 4 tuần này = số con trưởng thành tuần 3 tuần trước * 0.37</text:span></text:p>
            <text:p><text:span text:style-name="T4">Tổng số con trưởng thành = số con trưởng thành 4 tuần</text:span></text:p>
          </table:table-cell>
          <table:covered-table-cell table:number-columns-repeated="3" table:style-name="Default"/>
        </table:table-row>
        <table:table-row table:style-name="ro2">
          <table:table-cell office:value-type="string" calcext:value-type="string">
            <text:p>Tuần </text:p>
          </table:table-cell>
          <table:table-cell table:style-name="ce2" office:value-type="string" calcext:value-type="string">
            <text:p>Trứng</text:p>
          </table:table-cell>
          <table:table-cell table:style-name="ce2" office:value-type="string" calcext:value-type="string">
            <text:p>Ấu trùng</text:p>
          </table:table-cell>
          <table:table-cell table:style-name="ce2" office:value-type="string" calcext:value-type="string">
            <text:p>Trưởng thành tuần 1</text:p>
          </table:table-cell>
          <table:table-cell table:style-name="ce2" office:value-type="string" calcext:value-type="string">
            <text:p>Trưởng thành tuần 2</text:p>
          </table:table-cell>
          <table:table-cell table:style-name="ce2" office:value-type="string" calcext:value-type="string">
            <text:p>Trưởng thành tuần 3</text:p>
          </table:table-cell>
          <table:table-cell table:style-name="ce2" office:value-type="string" calcext:value-type="string">
            <text:p>Trưởng thành tuần 4</text:p>
          </table:table-cell>
          <table:table-cell table:style-name="ce2" office:value-type="string" calcext:value-type="string">
            <text:p>Con cái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5030" calcext:value-type="float">
            <text:p>65,030</text:p>
          </table:table-cell>
          <table:table-cell office:value-type="float" office:value="4560" calcext:value-type="float">
            <text:p>4,560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SUM([.D3:.G3]) * 4/7" office:value-type="float" office:value="68.5714285714286" calcext:value-type="float">
            <text:p>6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H3]*230" office:value-type="float" office:value="15771.4285714286" calcext:value-type="float">
            <text:p>15,771</text:p>
          </table:table-cell>
          <table:table-cell table:formula="of:=0.63*[.B3]" office:value-type="float" office:value="40968.9" calcext:value-type="float">
            <text:p>40,969</text:p>
          </table:table-cell>
          <table:table-cell table:formula="of:=0.24*[.C3]" office:value-type="float" office:value="1094.4" calcext:value-type="float">
            <text:p>1,094</text:p>
          </table:table-cell>
          <table:table-cell table:formula="of:=[.D3]*0.75" office:value-type="float" office:value="90" calcext:value-type="float">
            <text:p>90</text:p>
          </table:table-cell>
          <table:table-cell table:formula="of:=[.E3]*0.37" office:value-type="float" office:value="0" calcext:value-type="float">
            <text:p>0</text:p>
          </table:table-cell>
          <table:table-cell table:formula="of:=[.F3]*0.37" office:value-type="float" office:value="0" calcext:value-type="float">
            <text:p>0</text:p>
          </table:table-cell>
          <table:table-cell table:formula="of:= SUM([.D4:.G4]) * 4/7" office:value-type="float" office:value="676.8" calcext:value-type="float">
            <text:p>67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H4]*230" office:value-type="float" office:value="155664" calcext:value-type="float">
            <text:p>155,664</text:p>
          </table:table-cell>
          <table:table-cell table:formula="of:=0.63*[.B4]" office:value-type="float" office:value="9936" calcext:value-type="float">
            <text:p>9,936</text:p>
          </table:table-cell>
          <table:table-cell table:formula="of:=0.24*[.C4]" office:value-type="float" office:value="9832.536" calcext:value-type="float">
            <text:p>9,833</text:p>
          </table:table-cell>
          <table:table-cell table:formula="of:=[.D4]*0.75" office:value-type="float" office:value="820.8" calcext:value-type="float">
            <text:p>821</text:p>
          </table:table-cell>
          <table:table-cell table:formula="of:=[.E4]*0.37" office:value-type="float" office:value="33.3" calcext:value-type="float">
            <text:p>33</text:p>
          </table:table-cell>
          <table:table-cell table:formula="of:=[.F4]*0.37" office:value-type="float" office:value="0" calcext:value-type="float">
            <text:p>0</text:p>
          </table:table-cell>
          <table:table-cell table:formula="of:= SUM([.D5:.G5]) * 4/7" office:value-type="float" office:value="6106.64914285714" calcext:value-type="float">
            <text:p>6,10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H5]*230" office:value-type="float" office:value="1404529.30285714" calcext:value-type="float">
            <text:p>1,404,529</text:p>
          </table:table-cell>
          <table:table-cell table:formula="of:=0.63*[.B5]" office:value-type="float" office:value="98068.32" calcext:value-type="float">
            <text:p>98,068</text:p>
          </table:table-cell>
          <table:table-cell table:formula="of:=0.24*[.C5]" office:value-type="float" office:value="2384.64" calcext:value-type="float">
            <text:p>2,385</text:p>
          </table:table-cell>
          <table:table-cell table:formula="of:=[.D5]*0.75" office:value-type="float" office:value="7374.402" calcext:value-type="float">
            <text:p>7,374</text:p>
          </table:table-cell>
          <table:table-cell table:formula="of:=[.E5]*0.37" office:value-type="float" office:value="303.696" calcext:value-type="float">
            <text:p>304</text:p>
          </table:table-cell>
          <table:table-cell table:formula="of:=[.F5]*0.37" office:value-type="float" office:value="12.321" calcext:value-type="float">
            <text:p>12</text:p>
          </table:table-cell>
          <table:table-cell table:formula="of:= SUM([.D6:.G6]) * 4/7" office:value-type="float" office:value="5757.17657142857" calcext:value-type="float">
            <text:p>5,75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H6]*230" office:value-type="float" office:value="1324150.61142857" calcext:value-type="float">
            <text:p>1,324,151</text:p>
          </table:table-cell>
          <table:table-cell table:formula="of:=0.63*[.B6]" office:value-type="float" office:value="884853.4608" calcext:value-type="float">
            <text:p>884,853</text:p>
          </table:table-cell>
          <table:table-cell table:formula="of:=0.24*[.C6]" office:value-type="float" office:value="23536.3968" calcext:value-type="float">
            <text:p>23,536</text:p>
          </table:table-cell>
          <table:table-cell table:formula="of:=[.D6]*0.75" office:value-type="float" office:value="1788.48" calcext:value-type="float">
            <text:p>1,788</text:p>
          </table:table-cell>
          <table:table-cell table:formula="of:=[.E6]*0.37" office:value-type="float" office:value="2728.52874" calcext:value-type="float">
            <text:p>2,729</text:p>
          </table:table-cell>
          <table:table-cell table:formula="of:=[.F6]*0.37" office:value-type="float" office:value="112.36752" calcext:value-type="float">
            <text:p>112</text:p>
          </table:table-cell>
          <table:table-cell table:formula="of:= SUM([.D7:.G7]) * 4/7" office:value-type="float" office:value="16094.7274628571" calcext:value-type="float">
            <text:p>16,09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H7]*230" office:value-type="float" office:value="3701787.31645714" calcext:value-type="float">
            <text:p>3,701,787</text:p>
          </table:table-cell>
          <table:table-cell table:formula="of:=0.63*[.B7]" office:value-type="float" office:value="834214.8852" calcext:value-type="float">
            <text:p>834,215</text:p>
          </table:table-cell>
          <table:table-cell table:formula="of:=0.24*[.C7]" office:value-type="float" office:value="212364.830592" calcext:value-type="float">
            <text:p>212,365</text:p>
          </table:table-cell>
          <table:table-cell table:formula="of:=[.D7]*0.75" office:value-type="float" office:value="17652.2976" calcext:value-type="float">
            <text:p>17,652</text:p>
          </table:table-cell>
          <table:table-cell table:formula="of:=[.E7]*0.37" office:value-type="float" office:value="661.7376" calcext:value-type="float">
            <text:p>662</text:p>
          </table:table-cell>
          <table:table-cell table:formula="of:=[.F7]*0.37" office:value-type="float" office:value="1009.5556338" calcext:value-type="float">
            <text:p>1,010</text:p>
          </table:table-cell>
          <table:table-cell table:formula="of:= SUM([.D8:.G8]) * 4/7" office:value-type="float" office:value="132393.383671886" calcext:value-type="float">
            <text:p>132,39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H8]*230" office:value-type="float" office:value="30450478.2445337" calcext:value-type="float">
            <text:p>30,450,478</text:p>
          </table:table-cell>
          <table:table-cell table:formula="of:=0.63*[.B8]" office:value-type="float" office:value="2332126.009368" calcext:value-type="float">
            <text:p>2,332,126</text:p>
          </table:table-cell>
          <table:table-cell table:formula="of:=0.24*[.C8]" office:value-type="float" office:value="200211.572448" calcext:value-type="float">
            <text:p>200,212</text:p>
          </table:table-cell>
          <table:table-cell table:formula="of:=[.D8]*0.75" office:value-type="float" office:value="159273.622944" calcext:value-type="float">
            <text:p>159,274</text:p>
          </table:table-cell>
          <table:table-cell table:formula="of:=[.E8]*0.37" office:value-type="float" office:value="6531.350112" calcext:value-type="float">
            <text:p>6,531</text:p>
          </table:table-cell>
          <table:table-cell table:formula="of:=[.F8]*0.37" office:value-type="float" office:value="244.842912" calcext:value-type="float">
            <text:p>245</text:p>
          </table:table-cell>
          <table:table-cell table:formula="of:= SUM([.D9:.G9]) * 4/7" office:value-type="float" office:value="209292.221952" calcext:value-type="float">
            <text:p>209,29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H9]*230" office:value-type="float" office:value="48137211.04896" calcext:value-type="float">
            <text:p>48,137,211</text:p>
          </table:table-cell>
          <table:table-cell table:formula="of:=0.63*[.B9]" office:value-type="float" office:value="19183801.2940562" calcext:value-type="float">
            <text:p>19,183,801</text:p>
          </table:table-cell>
          <table:table-cell table:formula="of:=0.24*[.C9]" office:value-type="float" office:value="559710.24224832" calcext:value-type="float">
            <text:p>559,710</text:p>
          </table:table-cell>
          <table:table-cell table:formula="of:=[.D9]*0.75" office:value-type="float" office:value="150158.679336" calcext:value-type="float">
            <text:p>150,159</text:p>
          </table:table-cell>
          <table:table-cell table:formula="of:=[.E9]*0.37" office:value-type="float" office:value="58931.24048928" calcext:value-type="float">
            <text:p>58,931</text:p>
          </table:table-cell>
          <table:table-cell table:formula="of:=[.F9]*0.37" office:value-type="float" office:value="2416.59954144" calcext:value-type="float">
            <text:p>2,417</text:p>
          </table:table-cell>
          <table:table-cell table:formula="of:= SUM([.D10:.G10]) * 4/7" office:value-type="float" office:value="440695.292351452" calcext:value-type="float">
            <text:p>440,69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H10]*230" office:value-type="float" office:value="101359917.240834" calcext:value-type="float">
            <text:p>101,359,917</text:p>
          </table:table-cell>
          <table:table-cell table:formula="of:=0.63*[.B10]" office:value-type="float" office:value="30326442.9608448" calcext:value-type="float">
            <text:p>30,326,443</text:p>
          </table:table-cell>
          <table:table-cell table:formula="of:=0.24*[.C10]" office:value-type="float" office:value="4604112.3105735" calcext:value-type="float">
            <text:p>4,604,112</text:p>
          </table:table-cell>
          <table:table-cell table:formula="of:=[.D10]*0.75" office:value-type="float" office:value="419782.68168624" calcext:value-type="float">
            <text:p>419,783</text:p>
          </table:table-cell>
          <table:table-cell table:formula="of:=[.E10]*0.37" office:value-type="float" office:value="55558.71135432" calcext:value-type="float">
            <text:p>55,559</text:p>
          </table:table-cell>
          <table:table-cell table:formula="of:=[.F10]*0.37" office:value-type="float" office:value="21804.5589810336" calcext:value-type="float">
            <text:p>21,805</text:p>
          </table:table-cell>
          <table:table-cell table:formula="of:= SUM([.D11:.G11]) * 4/7" office:value-type="float" office:value="2915004.72148291" calcext:value-type="float">
            <text:p>2,915,00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H11]*230" office:value-type="float" office:value="670451085.941069" calcext:value-type="float">
            <text:p>670,451,086</text:p>
          </table:table-cell>
          <table:table-cell table:formula="of:=0.63*[.B11]" office:value-type="float" office:value="63856747.8617253" calcext:value-type="float">
            <text:p>63,856,748</text:p>
          </table:table-cell>
          <table:table-cell table:formula="of:=0.24*[.C11]" office:value-type="float" office:value="7278346.31060275" calcext:value-type="float">
            <text:p>7,278,346</text:p>
          </table:table-cell>
          <table:table-cell table:formula="of:=[.D11]*0.75" office:value-type="float" office:value="3453084.23293012" calcext:value-type="float">
            <text:p>3,453,084</text:p>
          </table:table-cell>
          <table:table-cell table:formula="of:=[.E11]*0.37" office:value-type="float" office:value="155319.592223909" calcext:value-type="float">
            <text:p>155,320</text:p>
          </table:table-cell>
          <table:table-cell table:formula="of:=[.F11]*0.37" office:value-type="float" office:value="20556.7232010984" calcext:value-type="float">
            <text:p>20,557</text:p>
          </table:table-cell>
          <table:table-cell table:formula="of:= SUM([.D12:.G12]) * 4/7" office:value-type="float" office:value="6232746.77654736" calcext:value-type="float">
            <text:p>6,232,74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H12]*230" office:value-type="float" office:value="1433531758.60589" calcext:value-type="float">
            <text:p>1,433,531,759</text:p>
          </table:table-cell>
          <table:table-cell table:formula="of:=0.63*[.B12]" office:value-type="float" office:value="422384184.142874" calcext:value-type="float">
            <text:p>422,384,184</text:p>
          </table:table-cell>
          <table:table-cell table:formula="of:=0.24*[.C12]" office:value-type="float" office:value="15325619.4868141" calcext:value-type="float">
            <text:p>15,325,619</text:p>
          </table:table-cell>
          <table:table-cell table:formula="of:=[.D12]*0.75" office:value-type="float" office:value="5458759.73295206" calcext:value-type="float">
            <text:p>5,458,760</text:p>
          </table:table-cell>
          <table:table-cell table:formula="of:=[.E12]*0.37" office:value-type="float" office:value="1277641.16618415" calcext:value-type="float">
            <text:p>1,277,641</text:p>
          </table:table-cell>
          <table:table-cell table:formula="of:=[.F12]*0.37" office:value-type="float" office:value="57468.2491228463" calcext:value-type="float">
            <text:p>57,468</text:p>
          </table:table-cell>
          <table:table-cell table:formula="of:= SUM([.D13:.G13]) * 4/7" office:value-type="float" office:value="12639707.7914704" calcext:value-type="float">
            <text:p>12,639,7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4">00/00/0000</text:date>, <text:time style:data-style-name="N2" text:time-value="16:48:13.7547531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3-04T16:48:45.831659630</dc:date>
    <meta:editing-duration>PT8M50S</meta:editing-duration>
    <meta:editing-cycles>3</meta:editing-cycles>
    <meta:generator>LibreOffice/7.0.4.2$Linux_X86_64 LibreOffice_project/1c5f81ee28659974774060c3fe084e73b3bd074b</meta:generator>
    <meta:document-statistic meta:table-count="1" meta:cell-count="98" meta:object-count="0"/>
  </office:meta>
</office:document-meta>
</file>